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b515" draw:textarea-horizontal-align="justify" draw:textarea-vertical-align="middle" draw:auto-grow-height="false" fo:min-height="0cm" fo:min-width="0cm" draw:shadow="hidden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94bd5e" draw:textarea-horizontal-align="justify" draw:textarea-vertical-align="middle" draw:auto-grow-height="false" fo:min-height="0cm" fo:min-width="0cm" draw:shadow="hidden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198a8a" draw:textarea-horizontal-align="justify" draw:textarea-vertical-align="middle" draw:auto-grow-height="false" fo:min-height="0cm" fo:min-width="0cm" draw:shadow="hidden"/>
    </style:style>
    <style:style style:name="gr9" style:family="graphic" style:parent-style-name="standard">
      <style:graphic-properties draw:stroke="none" draw:fill="solid" draw:fill-color="#b84747" draw:textarea-horizontal-align="justify" draw:textarea-vertical-align="middle" draw:auto-grow-height="false" fo:min-height="0cm" fo:min-width="0cm" draw:shadow="hidden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solid" draw:fill-color="#008080" draw:textarea-horizontal-align="justify" draw:textarea-vertical-align="middle" draw:auto-grow-height="false" fo:min-height="0cm" fo:min-width="0cm" draw:shadow="hidden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8pt"/>
    </style:style>
    <style:style style:name="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18pt" fo:font-weight="bold" style:font-weight-asian="bold" style:font-weight-complex="bold"/>
    </style:style>
    <style:style style:name="P7" style:family="paragraph">
      <style:paragraph-properties fo:margin-left="0cm" fo:margin-right="0cm" fo:text-align="center" fo:text-indent="0cm"/>
      <style:text-properties fo:font-size="40pt" style:font-size-asian="40pt" style:font-size-complex="40pt"/>
    </style:style>
    <style:style style:name="P8" style:family="paragraph">
      <style:paragraph-properties fo:margin-left="0cm" fo:margin-right="0cm" fo:text-align="center" fo:text-indent="0cm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0cm" fo:margin-right="0cm" fo:text-align="start" fo:text-indent="0cm"/>
      <style:text-properties fo:font-size="10pt"/>
    </style:style>
    <style:style style:name="P11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12" style:family="paragraph">
      <style:paragraph-properties fo:margin-left="0cm" fo:margin-right="0cm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margin-left="0cm" fo:margin-right="0cm" fo:text-align="start" fo:text-indent="0cm"/>
      <style:text-properties fo:font-size="12pt"/>
    </style:style>
    <style:style style:name="P14" style:family="paragraph"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7" style:family="paragraph">
      <style:paragraph-properties fo:margin-left="0cm" fo:margin-right="0cm" fo:text-align="center" fo:text-indent="0cm"/>
      <style:text-properties fo:font-size="18pt" fo:font-style="italic" fo:text-shadow="1pt 1pt" fo:font-weight="bold" style:font-style-asian="italic" style:font-weight-asian="bold" style:font-style-complex="italic" style:font-weight-complex="bold"/>
    </style:style>
    <style:style style:name="P18" style:family="paragraph">
      <style:paragraph-properties fo:margin-left="0cm" fo:margin-right="0cm" fo:text-align="start" fo:text-indent="0cm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id="id2" draw:layer="layout" svg:width="5.321cm" svg:height="1.905cm" svg:x="2.934cm" svg:y="5.08cm">
          <text:p text:style-name="P1"><text:span text:style-name="T1">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3.81cm" svg:height="1.905cm" svg:x="4.445cm" svg:y="10.795cm">
          <text:p text:style-name="P1"><text:span text:style-name="T1">member</text:span></text:p>
          <text:p text:style-name="P1"><text:span text:style-name="T1">obj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7.408cm" svg:height="1.905cm" svg:x="8.255cm" svg:y="5.08cm">
          <text:p text:style-name="P3"><text:span text:style-name="T2">Object Attributes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6.35cm" svg:y1="10.795cm" svg:x2="5.594cm" svg:y2="6.985cm" draw:start-shape="id1" draw:start-glue-point="0" draw:end-shape="id2" svg:d="m6350 10795c0-2857-756-953-756-3810">
          <text:p/>
        </draw:connector>
        <draw:polygon draw:style-name="gr4" draw:text-style-name="P5" draw:layer="layout" svg:width="11.932cm" svg:height="3.174cm" svg:x="15.875cm" svg:y="1.905cm" svg:viewBox="0 0 11933 3175" draw:points="1156,3175 0,1561 1156,0 11933,0 11933,3175">
          <text:p text:style-name="P1">Comments</text:p>
        </draw:polygon>
        <draw:polygon draw:style-name="gr5" draw:text-style-name="P5" draw:layer="layout" svg:width="11.932cm" svg:height="3.174cm" svg:x="15.875cm" svg:y="5.715cm" svg:viewBox="0 0 11933 3175" draw:points="1156,3175 0,1561 1156,0 11933,0 11933,3175">
          <text:p/>
        </draw:polygon>
        <draw:polygon draw:style-name="gr5" draw:text-style-name="P5" draw:layer="layout" svg:width="11.932cm" svg:height="3.174cm" svg:x="15.875cm" svg:y="10.795cm" svg:viewBox="0 0 11933 3175" draw:points="1156,3175 0,1561 1156,0 11933,0 11933,3175">
          <text:p/>
        </draw:polygon>
        <draw:polygon draw:style-name="gr5" draw:text-style-name="P5" draw:layer="layout" svg:width="11.932cm" svg:height="3.174cm" svg:x="15.875cm" svg:y="14.605cm" svg:viewBox="0 0 11933 3175" draw:points="1156,3175 0,1561 1156,0 11933,0 11933,3175">
          <text:p/>
        </draw:polygon>
        <draw:connector draw:style-name="gr3" draw:text-style-name="P5" draw:layer="layout" draw:type="curve" draw:line-skew="-1.071cm" svg:x1="3.35cm" svg:y1="15.996cm" svg:x2="5.594cm" svg:y2="6.985cm" draw:end-shape="id2" svg:d="m3350 15996c0-7989 2244-3484 2244-9011">
          <text:p/>
        </draw:connector>
        <draw:custom-shape draw:style-name="gr6" draw:text-style-name="P2" draw:id="id4" draw:layer="layout" svg:width="5.715cm" svg:height="1.905cm" svg:x="2.54cm" svg:y="15.875cm">
          <text:p text:style-name="P1"><text:span text:style-name="T1">compon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id="id3" draw:layer="layout" svg:width="6.35cm" svg:height="1.905cm" svg:x="9.525cm" svg:y="15.875cm">
          <text:p text:style-name="P3"><text:span text:style-name="T2">User Options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9.525cm" svg:y1="16.827cm" svg:x2="8.255cm" svg:y2="16.827cm" draw:start-shape="id3" draw:start-glue-point="3" draw:end-shape="id4" draw:end-glue-point="1" svg:d="m9525 16827h-1270">
          <text:p/>
        </draw:connector>
        <draw:custom-shape draw:style-name="gr8" draw:text-style-name="P6" draw:layer="layout" svg:width="4.445cm" svg:height="1.905cm" svg:x="1.27cm" svg:y="1.27cm">
          <text:p text:style-name="P1"><text:span text:style-name="T1">Defined in</text:span></text:p>
          <text:p text:style-name="P1"><text:span text:style-name="T1">file/direc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2.54cm" svg:y1="16.827cm" svg:x2="3.175cm" svg:y2="3.175cm" draw:start-shape="id4" draw:start-glue-point="3" svg:d="m2540 16827c-751 0-1069-13652 635-13652">
          <text:p/>
        </draw:connector>
        <draw:connector draw:style-name="gr3" draw:text-style-name="P5" draw:layer="layout" draw:type="curve" svg:x1="2.934cm" svg:y1="6.032cm" svg:x2="3.175cm" svg:y2="3.175cm" draw:start-shape="id2" draw:start-glue-point="3" svg:d="m2934 6032c-751 0-872-2857 241-2857">
          <text:p/>
        </draw:connector>
        <draw:custom-shape draw:style-name="gr9" draw:text-style-name="P8" draw:layer="layout" svg:width="8.255cm" svg:height="2.54cm" svg:x="6.985cm" svg:y="0.635cm">
          <text:p text:style-name="P7"><text:span text:style-name="T3">Chart Ke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1" presentation:class="page"/>
          <draw:frame presentation:style-name="pr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2" draw:id="id6" draw:layer="layout" svg:width="5.321cm" svg:height="1.905cm" svg:x="2.934cm" svg:y="5.08cm">
          <text:p text:style-name="P2"><text:span text:style-name="T1">multilevel_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3.81cm" svg:height="1.905cm" svg:x="4.445cm" svg:y="10.795cm">
          <text:p text:style-name="P2"><text:span text:style-name="T1">levels[k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layer="layout" svg:width="7.408cm" svg:height="1.27cm" svg:x="8.255cm" svg:y="4.445cm">
          <text:p text:style-name="P10"><text:span text:style-name="T4">levels</text:span><text:span text:style-name="T5">: list of level objects</text:span><text:span text:style-name="T5"><text:line-break/></text:span><text:span text:style-name="T4">coarse_solver</text:span><text:span text:style-name="T5">: coarse_grid_solver ob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7.408cm" svg:height="2.54cm" svg:x="8.255cm" svg:y="5.715cm">
          <text:p text:style-name="P10"><text:span text:style-name="T4">aspreconditioner</text:span><text:span text:style-name="T6">: return as a preconditioner</text:span><text:span text:style-name="T6"><text:line-break/></text:span><text:span text:style-name="T4">cycle_complexity</text:span><text:span text:style-name="T6">: cycle cost</text:span><text:span text:style-name="T6"><text:line-break/></text:span><text:span text:style-name="T4">grid_complexity</text:span><text:span text:style-name="T6">: rate of coarsening</text:span><text:span text:style-name="T6"><text:line-break/></text:span><text:span text:style-name="T4">operator_complexity</text:span><text:span text:style-name="T6">: operator size</text:span><text:span text:style-name="T6"><text:line-break/></text:span><text:span text:style-name="T4">solve</text:span><text:span text:style-name="T6">: solve problem using hierarchy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5.715cm" svg:height="4.445cm" svg:x="8.255cm" svg:y="9.525cm">
          <text:p text:style-name="P10"><text:span text:style-name="T4">Level k:</text:span></text:p>
          <text:p text:style-name="P10"><text:span text:style-name="T4"><text:s text:c="3"/></text:span><text:span text:style-name="T4">A</text:span><text:span text:style-name="T5">: problem matrix</text:span><text:span text:style-name="T5"><text:line-break/></text:span><text:span text:style-name="T5"> <text:s text:c="2"/></text:span><text:span text:style-name="T4">R</text:span><text:span text:style-name="T5">: restriction matrix</text:span></text:p>
          <text:p text:style-name="P10"><text:span text:style-name="T4"><text:s text:c="3"/></text:span><text:span text:style-name="T4">P</text:span><text:span text:style-name="T6">: prolongation matrix</text:span></text:p>
          <text:p text:style-name="P10"><text:span text:style-name="T6"><text:s text:c="3"/></text:span><text:span text:style-name="T4">B</text:span><text:span text:style-name="T6">: nullspace candidates</text:span></text:p>
          <text:p text:style-name="P10"><text:span text:style-name="T6"><text:s text:c="3"/></text:span><text:span text:style-name="T4">C</text:span><text:span text:style-name="T6">: strength-of-connection matrix</text:span></text:p>
          <text:p text:style-name="P10"><text:span text:style-name="T6"><text:s text:c="3"/></text:span><text:span text:style-name="T4">T</text:span><text:span text:style-name="T6">: tentative prolongator</text:span></text:p>
          <text:p text:style-name="P10"><text:span text:style-name="T6"><text:s text:c="3"/></text:span><text:span text:style-name="T4">presmoother</text:span><text:span text:style-name="T6">: <text:s/>presmoother</text:span></text:p>
          <text:p text:style-name="P10"><text:span text:style-name="T6"><text:s text:c="3"/></text:span><text:span text:style-name="T4">postsmoother</text:span><text:span text:style-name="T6">: <text:s/>postsmoother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6.35cm" svg:y1="10.795cm" svg:x2="5.594cm" svg:y2="6.985cm" draw:start-shape="id5" draw:start-glue-point="0" draw:end-shape="id6" svg:d="m6350 10795c0-2857-756-953-756-3810">
          <text:p/>
        </draw:connector>
        <draw:polygon draw:style-name="gr5" draw:text-style-name="P5" draw:layer="layout" svg:width="11.932cm" svg:height="3.174cm" svg:x="15.875cm" svg:y="1.905cm" svg:viewBox="0 0 11933 3175" draw:points="1156,3175 0,1561 1156,0 11933,0 11933,3175">
          <text:p/>
        </draw:polygon>
        <draw:polygon draw:style-name="gr5" draw:text-style-name="P5" draw:layer="layout" svg:width="11.932cm" svg:height="3.174cm" svg:x="15.875cm" svg:y="5.715cm" svg:viewBox="0 0 11933 3175" draw:points="1156,3175 0,1561 1156,0 11933,0 11933,3175">
          <text:p/>
        </draw:polygon>
        <draw:polygon draw:style-name="gr5" draw:text-style-name="P5" draw:layer="layout" svg:width="11.932cm" svg:height="3.174cm" svg:x="15.875cm" svg:y="10.795cm" svg:viewBox="0 0 11933 3175" draw:points="1156,3175 0,1561 1156,0 11933,0 11933,3175">
          <text:p/>
        </draw:polygon>
        <draw:polygon draw:style-name="gr5" draw:text-style-name="P5" draw:layer="layout" svg:width="11.932cm" svg:height="3.174cm" svg:x="15.875cm" svg:y="14.605cm" svg:viewBox="0 0 11933 3175" draw:points="1156,3175 0,1561 1156,0 11933,0 11933,3175">
          <text:p/>
        </draw:polygon>
        <draw:connector draw:style-name="gr3" draw:text-style-name="P5" draw:layer="layout" draw:type="curve" draw:line-skew="-1.071cm" svg:x1="3.35cm" svg:y1="15.996cm" svg:x2="5.594cm" svg:y2="6.985cm" draw:end-shape="id6" svg:d="m3350 15996c0-7989 2244-3484 2244-9011">
          <text:p/>
        </draw:connector>
        <draw:custom-shape draw:style-name="gr1" draw:text-style-name="P2" draw:id="id8" draw:layer="layout" svg:width="5.715cm" svg:height="1.905cm" svg:x="2.54cm" svg:y="15.875cm">
          <text:p text:style-name="P2"><text:span text:style-name="T1">coarse_grid_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draw:id="id7" draw:layer="layout" svg:width="4.445cm" svg:height="3.81cm" svg:x="9.525cm" svg:y="15.24cm">
          <text:p text:style-name="P13"><text:span text:style-name="T7">pinv</text:span></text:p>
          <text:p text:style-name="P13"><text:span text:style-name="T7">pinv2</text:span></text:p>
          <text:p text:style-name="P13"><text:span text:style-name="T7">LU</text:span></text:p>
          <text:p text:style-name="P13"><text:span text:style-name="T7">Cholesky</text:span></text:p>
          <text:p text:style-name="P13"><text:span text:style-name="T7">SPLU</text:span></text:p>
          <text:p text:style-name="P13"><text:span text:style-name="T7">Krylov</text:span></text:p>
          <text:p text:style-name="P13"><text:span text:style-name="T7">user-defined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9.525cm" svg:y1="17.145cm" svg:x2="8.255cm" svg:y2="16.827cm" draw:start-shape="id7" draw:start-glue-point="3" draw:end-shape="id8" draw:end-glue-point="1" svg:d="m9525 17145c-954 0-319-318-1270-318">
          <text:p/>
        </draw:connector>
        <draw:custom-shape draw:style-name="gr8" draw:text-style-name="P6" draw:layer="layout" svg:width="4.445cm" svg:height="1.905cm" svg:x="1.27cm" svg:y="1.27cm">
          <text:p text:style-name="P2"><text:span text:style-name="T1">multilevel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2.54cm" svg:y1="16.827cm" svg:x2="3.175cm" svg:y2="3.175cm" draw:start-shape="id8" draw:start-glue-point="3" svg:d="m2540 16827c-751 0-1069-13652 635-13652">
          <text:p/>
        </draw:connector>
        <draw:connector draw:style-name="gr3" draw:text-style-name="P5" draw:layer="layout" draw:type="curve" svg:x1="2.934cm" svg:y1="6.032cm" svg:x2="3.175cm" svg:y2="3.175cm" draw:start-shape="id6" draw:start-glue-point="3" svg:d="m2934 6032c-751 0-872-2857 241-2857">
          <text:p/>
        </draw:connector>
        <presentation:notes draw:style-name="dp2">
          <office:forms form:automatic-focus="false" form:apply-design-mode="false"/>
          <draw:page-thumbnail draw:style-name="gr10" draw:layer="layout" svg:width="13.968cm" svg:height="10.476cm" svg:x="3.81cm" svg:y="2.123cm" draw:page-number="2" presentation:class="page"/>
          <draw:frame presentation:style-name="pr1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8" draw:text-style-name="P6" draw:id="id10" draw:layer="layout" svg:width="3.81cm" svg:height="1.905cm" svg:x="1.27cm" svg:y="2.54cm">
          <text:p text:style-name="P1"><text:span text:style-name="T1">v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id="id9" draw:layer="layout" svg:width="3.81cm" svg:height="1.905cm" svg:x="4.445cm" svg:y="6.35cm">
          <text:p text:style-name="P1"><text:span text:style-name="T1">vis_coar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id="id11" draw:layer="layout" svg:width="3.81cm" svg:height="1.905cm" svg:x="4.445cm" svg:y="12.065cm">
          <text:p text:style-name="P1"><text:span text:style-name="T1">vtk_wr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4.445cm" svg:y1="7.302cm" svg:x2="3.175cm" svg:y2="4.445cm" draw:start-shape="id9" draw:start-glue-point="3" draw:end-shape="id10" draw:end-glue-point="2" svg:d="m4445 7302c-847 0-1270-952-1270-2857">
          <text:p/>
        </draw:connector>
        <draw:connector draw:style-name="gr3" draw:text-style-name="P5" draw:layer="layout" draw:type="curve" svg:x1="4.445cm" svg:y1="13.017cm" svg:x2="3.175cm" svg:y2="4.445cm" draw:start-shape="id11" draw:start-glue-point="3" draw:end-shape="id10" draw:end-glue-point="2" svg:d="m4445 13017c-847 0-1270-2857-1270-8572">
          <text:p/>
        </draw:connector>
        <draw:custom-shape draw:style-name="gr7" draw:text-style-name="P16" draw:id="id12" draw:layer="layout" svg:width="5.08cm" svg:height="1.27cm" svg:x="8.89cm" svg:y="5.715cm">
          <text:p text:style-name="P1"><text:span text:style-name="T7">vis_aggregate_groups 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id="id13" draw:layer="layout" svg:width="5.08cm" svg:height="1.27cm" svg:x="8.89cm" svg:y="7.62cm">
          <text:p text:style-name="P1"><text:span text:style-name="T7">vis_splitting 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id="id14" draw:layer="layout" svg:width="5.08cm" svg:height="1.27cm" svg:x="8.89cm" svg:y="11.43cm">
          <text:p text:style-name="P1"><text:span text:style-name="T7">write_vtu 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id="id15" draw:layer="layout" svg:width="5.08cm" svg:height="1.27cm" svg:x="8.89cm" svg:y="13.335cm">
          <text:p text:style-name="P1"><text:span text:style-name="T7">write_basic_mesh 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89cm" svg:y1="6.35cm" svg:x2="8.255cm" svg:y2="7.302cm" draw:start-shape="id12" draw:start-glue-point="3" draw:end-shape="id9" draw:end-glue-point="1" svg:d="m8890 6350c-475 0-158 952-635 952">
          <text:p/>
        </draw:connector>
        <draw:connector draw:style-name="gr3" draw:text-style-name="P5" draw:layer="layout" draw:type="curve" svg:x1="8.89cm" svg:y1="8.255cm" svg:x2="8.255cm" svg:y2="7.302cm" draw:start-shape="id13" draw:start-glue-point="3" draw:end-shape="id9" draw:end-glue-point="1" svg:d="m8890 8255c-475 0-158-953-635-953">
          <text:p/>
        </draw:connector>
        <draw:connector draw:style-name="gr3" draw:text-style-name="P5" draw:layer="layout" draw:type="curve" svg:x1="8.89cm" svg:y1="12.065cm" svg:x2="8.255cm" svg:y2="13.017cm" draw:start-shape="id14" draw:start-glue-point="3" draw:end-shape="id11" draw:end-glue-point="1" svg:d="m8890 12065c-475 0-158 952-635 952">
          <text:p/>
        </draw:connector>
        <draw:connector draw:style-name="gr3" draw:text-style-name="P5" draw:layer="layout" draw:type="curve" svg:x1="8.89cm" svg:y1="13.97cm" svg:x2="8.255cm" svg:y2="13.017cm" draw:start-shape="id15" draw:start-glue-point="3" draw:end-shape="id11" draw:end-glue-point="1" svg:d="m8890 13970c-475 0-158-953-635-953">
          <text:p/>
        </draw:connector>
        <draw:polygon draw:style-name="gr5" draw:text-style-name="P5" draw:layer="layout" svg:width="11.932cm" svg:height="1.269cm" svg:x="15.875cm" svg:y="5.715cm" svg:viewBox="0 0 11933 1270" draw:points="1156,1270 0,624 1156,0 11933,0 11933,1270">
          <text:p/>
        </draw:polygon>
        <draw:polygon draw:style-name="gr5" draw:text-style-name="P5" draw:layer="layout" svg:width="11.932cm" svg:height="1.269cm" svg:x="15.875cm" svg:y="7.62cm" svg:viewBox="0 0 11933 1270" draw:points="1156,1270 0,624 1156,0 11933,0 11933,1270">
          <text:p/>
        </draw:polygon>
        <draw:polygon draw:style-name="gr5" draw:text-style-name="P5" draw:layer="layout" svg:width="11.932cm" svg:height="1.269cm" svg:x="15.875cm" svg:y="11.43cm" svg:viewBox="0 0 11933 1270" draw:points="1156,1270 0,624 1156,0 11933,0 11933,1270">
          <text:p/>
        </draw:polygon>
        <draw:polygon draw:style-name="gr5" draw:text-style-name="P5" draw:layer="layout" svg:width="11.932cm" svg:height="1.269cm" svg:x="15.875cm" svg:y="13.335cm" svg:viewBox="0 0 11933 1270" draw:points="1156,1270 0,624 1156,0 11933,0 11933,1270">
          <text:p/>
        </draw:polygon>
        <presentation:notes draw:style-name="dp2">
          <draw:page-thumbnail draw:style-name="gr10" draw:layer="layout" svg:width="13.968cm" svg:height="10.476cm" svg:x="3.81cm" svg:y="2.123cm" draw:page-number="3" presentation:class="page"/>
          <draw:frame presentation:style-name="pr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1" draw:text-style-name="P17" draw:id="id25" draw:layer="layout" svg:width="3.81cm" svg:height="1.905cm" svg:x="1.27cm" svg:y="1.27cm">
          <text:p text:style-name="P1"><text:span text:style-name="T1">aggreg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id="id27" draw:layer="layout" svg:width="3.81cm" svg:height="1.905cm" svg:x="3.81cm" svg:y="7.62cm">
          <text:p text:style-name="P1"><text:span text:style-name="T1">adap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id="id16" draw:layer="layout" svg:width="3.81cm" svg:height="1.905cm" svg:x="3.81cm" svg:y="10.16cm">
          <text:p text:style-name="P1"><text:span text:style-name="T1">aggreg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id="id18" draw:layer="layout" svg:width="3.81cm" svg:height="1.905cm" svg:x="3.81cm" svg:y="12.7cm">
          <text:p text:style-name="P1"><text:span text:style-name="T1">smoo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id="id19" draw:layer="layout" svg:width="3.81cm" svg:height="1.905cm" svg:x="3.81cm" svg:y="15.24cm">
          <text:p text:style-name="P1"><text:span text:style-name="T1">tenta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id="id17" draw:layer="layout" svg:width="8.89cm" svg:height="1.905cm" svg:x="3.81cm" svg:y="4.445cm">
          <text:p text:style-name="P1"><text:span text:style-name="T1">smoothed_aggregation_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6" draw:layer="layout" svg:width="5.321cm" svg:height="1.905cm" svg:x="10.554cm" svg:y="1.27cm">
          <text:p text:style-name="P1"><text:span text:style-name="T1">multilevel_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3.81cm" svg:y1="11.112cm" svg:x2="3.81cm" svg:y2="5.397cm" draw:start-shape="id16" draw:start-glue-point="3" draw:end-shape="id17" svg:d="m3810 11112c-750 0-750-5715 0-5715">
          <text:p/>
        </draw:connector>
        <draw:connector draw:style-name="gr3" draw:text-style-name="P5" draw:layer="layout" draw:type="curve" svg:x1="3.81cm" svg:y1="13.652cm" svg:x2="3.81cm" svg:y2="5.397cm" draw:start-shape="id18" draw:start-glue-point="3" draw:end-shape="id17" draw:end-glue-point="3" svg:d="m3810 13652c-750 0-750-8255 0-8255">
          <text:p/>
        </draw:connector>
        <draw:connector draw:style-name="gr3" draw:text-style-name="P5" draw:layer="layout" draw:type="curve" svg:x1="3.81cm" svg:y1="16.192cm" svg:x2="3.81cm" svg:y2="5.397cm" draw:start-shape="id19" draw:start-glue-point="3" draw:end-shape="id17" svg:d="m3810 16192c-750 0-750-10795 0-10795">
          <text:p/>
        </draw:connector>
        <draw:custom-shape draw:style-name="gr7" draw:text-style-name="P14" draw:id="id20" draw:layer="layout" svg:width="6.35cm" svg:height="1.27cm" svg:x="8.89cm" svg:y="10.16cm">
          <text:p text:style-name="P18"><text:span text:style-name="T7">standard_aggregation</text:span><text:span text:style-name="T7"><text:line-break/></text:span><text:span text:style-name="T7">lloyd_aggre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id="id21" draw:layer="layout" svg:width="9.525cm" svg:height="3.175cm" svg:x="8.89cm" svg:y="12.065cm">
          <text:p text:style-name="P18"><text:span text:style-name="T7">jacobi_prolongation_smoother </text:span><text:span text:style-name="T7"><text:tab/></text:span></text:p>
          <text:p text:style-name="P18"><text:span text:style-name="T7">richardson_prolongation_smoother </text:span><text:span text:style-name="T7"><text:tab/></text:span></text:p>
          <text:p text:style-name="P18"><text:span text:style-name="T7">kaczmarz_jacobi_prolongation_smoother </text:span><text:span text:style-name="T7"><text:tab/></text:span></text:p>
          <text:p text:style-name="P18"><text:span text:style-name="T7">kaczmarz_richardson_prolongation_smoother </text:span><text:span text:style-name="T7"><text:tab/></text:span></text:p>
          <text:p text:style-name="P18"><text:span text:style-name="T7">energy_prolongation_smoother 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89cm" svg:y1="10.795cm" svg:x2="7.62cm" svg:y2="11.112cm" draw:start-shape="id20" draw:start-glue-point="3" draw:end-shape="id16" draw:end-glue-point="1" svg:d="m8890 10795c-951 0-316 317-1270 317">
          <text:p/>
        </draw:connector>
        <draw:connector draw:style-name="gr3" draw:text-style-name="P5" draw:layer="layout" draw:type="curve" svg:x1="8.89cm" svg:y1="13.652cm" svg:x2="7.62cm" svg:y2="13.652cm" draw:start-shape="id21" draw:start-glue-point="3" draw:end-shape="id18" draw:end-glue-point="1" svg:d="m8890 13652h-1270">
          <text:p/>
        </draw:connector>
        <draw:custom-shape draw:style-name="gr7" draw:text-style-name="P14" draw:id="id22" draw:layer="layout" svg:width="6.35cm" svg:height="1.27cm" svg:x="8.89cm" svg:y="15.875cm">
          <text:p text:style-name="P18"><text:span text:style-name="T7">fit_candidates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89cm" svg:y1="16.51cm" svg:x2="7.62cm" svg:y2="16.192cm" draw:start-shape="id22" draw:start-glue-point="3" draw:end-shape="id19" draw:end-glue-point="1" svg:d="m8890 16510c-951 0-316-318-1270-318">
          <text:p/>
        </draw:connector>
        <draw:polygon draw:style-name="gr5" draw:text-style-name="P5" draw:layer="layout" svg:width="9.393cm" svg:height="1.269cm" svg:x="18.415cm" svg:y="5.08cm" svg:viewBox="0 0 9394 1270" draw:points="910,1270 0,624 910,0 9394,0 9394,1270">
          <text:p/>
        </draw:polygon>
        <draw:polygon draw:style-name="gr5" draw:text-style-name="P5" draw:layer="layout" svg:width="9.393cm" svg:height="1.269cm" svg:x="18.415cm" svg:y="7.62cm" svg:viewBox="0 0 9394 1270" draw:points="910,1270 0,624 910,0 9394,0 9394,1270">
          <text:p/>
        </draw:polygon>
        <draw:polygon draw:style-name="gr5" draw:text-style-name="P5" draw:layer="layout" svg:width="9.393cm" svg:height="1.269cm" svg:x="18.415cm" svg:y="10.16cm" svg:viewBox="0 0 9394 1270" draw:points="910,1270 0,624 910,0 9394,0 9394,1270">
          <text:p/>
        </draw:polygon>
        <draw:polygon draw:style-name="gr5" draw:text-style-name="P5" draw:layer="layout" svg:width="9.393cm" svg:height="1.269cm" svg:x="18.415cm" svg:y="12.7cm" svg:viewBox="0 0 9394 1270" draw:points="910,1270 0,624 910,0 9394,0 9394,1270">
          <text:p/>
        </draw:polygon>
        <draw:polygon draw:style-name="gr5" draw:text-style-name="P5" draw:layer="layout" svg:width="9.393cm" svg:height="1.269cm" svg:x="18.415cm" svg:y="15.875cm" svg:viewBox="0 0 9394 1270" draw:points="910,1270 0,624 910,0 9394,0 9394,1270">
          <text:p/>
        </draw:polygon>
        <draw:custom-shape draw:style-name="gr6" draw:text-style-name="P6" draw:id="id24" draw:layer="layout" svg:width="3.81cm" svg:height="1.905cm" svg:x="3.81cm" svg:y="17.78cm">
          <text:p text:style-name="P1"><text:span text:style-name="T1">str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draw:id="id23" draw:layer="layout" svg:width="7.62cm" svg:height="1.905cm" svg:x="8.89cm" svg:y="17.78cm">
          <text:p text:style-name="P18"><text:span text:style-name="T7">classical_strength_of_connection</text:span></text:p>
          <text:p text:style-name="P18"><text:span text:style-name="T7">symmetric_strength_of_connection</text:span></text:p>
          <text:p text:style-name="P18"><text:span text:style-name="T7">ode_strength_of_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8.89cm" svg:y1="18.732cm" svg:x2="7.62cm" svg:y2="18.732cm" draw:start-shape="id23" draw:end-shape="id24" draw:end-glue-point="1" svg:d="m8890 18732h-1270">
          <text:p/>
        </draw:connector>
        <draw:connector draw:style-name="gr3" draw:text-style-name="P5" draw:layer="layout" draw:type="curve" svg:x1="3.81cm" svg:y1="18.732cm" svg:x2="3.81cm" svg:y2="5.397cm" draw:start-shape="id24" draw:start-glue-point="3" draw:end-shape="id17" draw:end-glue-point="3" svg:d="m3810 18732c-750 0-750-13335 0-13335">
          <text:p/>
        </draw:connector>
        <draw:connector draw:style-name="gr3" draw:text-style-name="P5" draw:layer="layout" draw:type="curve" svg:x1="8.255cm" svg:y1="13.652cm" svg:x2="6.985cm" svg:y2="13.652cm" svg:d="m8255 13652h-1270">
          <text:p/>
        </draw:connector>
        <draw:connector draw:style-name="gr3" draw:text-style-name="P5" draw:layer="layout" draw:type="curve" draw:line-skew="0.259cm" svg:x1="7.62cm" svg:y1="4.445cm" svg:x2="5.08cm" svg:y2="2.222cm" draw:end-shape="id25" draw:end-glue-point="1" svg:d="m7620 4445c-1140 0 130-2223-2540-2223">
          <text:p/>
        </draw:connector>
        <draw:connector draw:style-name="gr3" draw:text-style-name="P5" draw:layer="layout" draw:type="curve" draw:line-skew="-0.457cm" svg:x1="7.62cm" svg:y1="4.445cm" svg:x2="10.554cm" svg:y2="2.222cm" draw:end-shape="id26" draw:end-glue-point="3" svg:d="m7620 4445c1140 0-327-2223 2934-2223">
          <text:p/>
        </draw:connector>
        <draw:connector draw:style-name="gr3" draw:text-style-name="P5" draw:layer="layout" draw:type="curve" svg:x1="3.81cm" svg:y1="8.572cm" svg:x2="3.81cm" svg:y2="5.398cm" draw:start-shape="id27" draw:start-glue-point="3" svg:d="m3810 8572c-750 0-750-3174 0-3174">
          <text:p/>
        </draw:connector>
        <draw:custom-shape draw:style-name="gr7" draw:text-style-name="P14" draw:id="id28" draw:layer="layout" svg:width="6.35cm" svg:height="1.27cm" svg:x="8.89cm" svg:y="7.62cm">
          <text:p text:style-name="P18"><text:span text:style-name="T7">adaptive_sa_solver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89cm" svg:y1="8.255cm" svg:x2="7.62cm" svg:y2="8.572cm" draw:start-shape="id28" draw:start-glue-point="3" draw:end-shape="id27" draw:end-glue-point="1" svg:d="m8890 8255c-951 0-316 317-1270 317">
          <text:p/>
        </draw:connector>
        <presentation:notes draw:style-name="dp2">
          <draw:page-thumbnail draw:style-name="gr10" draw:layer="layout" svg:width="13.968cm" svg:height="10.476cm" svg:x="3.81cm" svg:y="2.123cm" draw:page-number="4" presentation:class="page"/>
          <draw:frame presentation:style-name="pr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8" draw:text-style-name="P6" draw:id="id40" draw:layer="layout" svg:width="3.81cm" svg:height="1.905cm" svg:x="0.635cm" svg:y="0.635cm">
          <text:p text:style-name="P1"><text:span text:style-name="T1">classic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id="id29" draw:layer="layout" svg:width="3.81cm" svg:height="1.905cm" svg:x="4.445cm" svg:y="7.62cm">
          <text:p text:style-name="P1"><text:span text:style-name="T1">C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id="id31" draw:layer="layout" svg:width="3.81cm" svg:height="1.905cm" svg:x="4.445cm" svg:y="10.16cm">
          <text:p text:style-name="P1"><text:span text:style-name="T1">interpol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id="id32" draw:layer="layout" svg:width="3.81cm" svg:height="1.905cm" svg:x="4.445cm" svg:y="12.7cm">
          <text:p text:style-name="P1"><text:span text:style-name="T1">spl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id="id30" draw:layer="layout" svg:width="6.35cm" svg:height="1.905cm" svg:x="3.81cm" svg:y="3.81cm">
          <text:p text:style-name="P1"><text:span text:style-name="T1">Ruge-Stuben 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4.445cm" svg:y1="8.572cm" svg:x2="3.81cm" svg:y2="4.762cm" draw:start-shape="id29" draw:start-glue-point="3" draw:end-shape="id30" draw:end-glue-point="3" svg:d="m4445 8572c-1702 0-1385-3810-635-3810">
          <text:p/>
        </draw:connector>
        <draw:connector draw:style-name="gr3" draw:text-style-name="P5" draw:layer="layout" draw:type="curve" svg:x1="4.445cm" svg:y1="11.112cm" svg:x2="3.81cm" svg:y2="4.762cm" draw:start-shape="id31" draw:start-glue-point="3" draw:end-shape="id30" draw:end-glue-point="3" svg:d="m4445 11112c-1702 0-1385-6350-635-6350">
          <text:p/>
        </draw:connector>
        <draw:connector draw:style-name="gr3" draw:text-style-name="P5" draw:layer="layout" draw:type="curve" svg:x1="4.445cm" svg:y1="13.652cm" svg:x2="3.81cm" svg:y2="4.762cm" draw:start-shape="id32" draw:start-glue-point="3" draw:end-shape="id30" draw:end-glue-point="3" svg:d="m4445 13652c-1702 0-1385-8890-635-8890">
          <text:p/>
        </draw:connector>
        <draw:custom-shape draw:style-name="gr7" draw:text-style-name="P14" draw:id="id33" draw:layer="layout" svg:width="6.35cm" svg:height="1.27cm" svg:x="11.43cm" svg:y="6.985cm">
          <text:p text:style-name="P18"><text:span text:style-name="T7">CR (compatible relaxation)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id="id34" draw:layer="layout" svg:width="6.35cm" svg:height="1.27cm" svg:x="11.43cm" svg:y="8.89cm">
          <text:p text:style-name="P18"><text:span text:style-name="T7">binormalize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11.43cm" svg:y1="7.62cm" svg:x2="8.255cm" svg:y2="8.572cm" draw:start-shape="id33" draw:start-glue-point="3" draw:end-shape="id29" draw:end-glue-point="1" svg:d="m11430 7620c-2380 0-793 952-3175 952">
          <text:p/>
        </draw:connector>
        <draw:connector draw:style-name="gr3" draw:text-style-name="P5" draw:layer="layout" draw:type="curve" svg:x1="11.43cm" svg:y1="9.525cm" svg:x2="8.255cm" svg:y2="8.572cm" draw:start-shape="id34" draw:start-glue-point="3" draw:end-shape="id29" draw:end-glue-point="1" svg:d="m11430 9525c-2380 0-793-953-3175-953">
          <text:p/>
        </draw:connector>
        <draw:custom-shape draw:style-name="gr1" draw:text-style-name="P2" draw:id="id41" draw:layer="layout" svg:width="5.321cm" svg:height="1.905cm" svg:x="9.919cm" svg:y="0.635cm">
          <text:p text:style-name="P1"><text:span text:style-name="T1">multilevel_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draw:id="id35" draw:layer="layout" svg:width="6.35cm" svg:height="1.27cm" svg:x="11.43cm" svg:y="10.795cm">
          <text:p text:style-name="P18"><text:span text:style-name="T7">direct_interpolation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11.43cm" svg:y1="11.43cm" svg:x2="8.255cm" svg:y2="11.112cm" draw:start-shape="id35" draw:start-glue-point="3" draw:end-shape="id31" draw:end-glue-point="1" svg:d="m11430 11430c-2380 0-793-318-3175-318">
          <text:p/>
        </draw:connector>
        <draw:custom-shape draw:style-name="gr7" draw:text-style-name="P14" draw:id="id36" draw:layer="layout" svg:width="6.35cm" svg:height="2.54cm" svg:x="11.43cm" svg:y="12.7cm">
          <text:p text:style-name="P18"><text:span text:style-name="T7">RS</text:span></text:p>
          <text:p text:style-name="P18"><text:span text:style-name="T7">PMIS</text:span></text:p>
          <text:p text:style-name="P18"><text:span text:style-name="T7">PMISc</text:span></text:p>
          <text:p text:style-name="P18"><text:span text:style-name="T7">MIS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11.43cm" svg:y1="13.97cm" svg:x2="8.255cm" svg:y2="13.652cm" draw:start-shape="id36" draw:start-glue-point="3" draw:end-shape="id32" draw:end-glue-point="1" svg:d="m11430 13970c-2380 0-793-318-3175-318">
          <text:p/>
        </draw:connector>
        <draw:polygon draw:style-name="gr5" draw:text-style-name="P5" draw:layer="layout" svg:width="9.393cm" svg:height="1.269cm" svg:x="18.415cm" svg:y="5.08cm" svg:viewBox="0 0 9394 1270" draw:points="910,1270 0,624 910,0 9394,0 9394,1270">
          <text:p/>
        </draw:polygon>
        <draw:polygon draw:style-name="gr5" draw:text-style-name="P5" draw:layer="layout" svg:width="9.393cm" svg:height="1.269cm" svg:x="18.415cm" svg:y="10.795cm" svg:viewBox="0 0 9394 1270" draw:points="910,1270 0,624 910,0 9394,0 9394,1270">
          <text:p/>
        </draw:polygon>
        <draw:polygon draw:style-name="gr5" draw:text-style-name="P5" draw:layer="layout" svg:width="9.393cm" svg:height="1.269cm" svg:x="18.415cm" svg:y="6.985cm" svg:viewBox="0 0 9394 1270" draw:points="910,1270 0,624 910,0 9394,0 9394,1270">
          <text:p/>
        </draw:polygon>
        <draw:polygon draw:style-name="gr5" draw:text-style-name="P5" draw:layer="layout" svg:width="9.393cm" svg:height="1.269cm" svg:x="18.415cm" svg:y="8.89cm" svg:viewBox="0 0 9394 1270" draw:points="910,1270 0,624 910,0 9394,0 9394,1270">
          <text:p/>
        </draw:polygon>
        <draw:polygon draw:style-name="gr5" draw:text-style-name="P5" draw:layer="layout" svg:width="9.393cm" svg:height="1.269cm" svg:x="18.415cm" svg:y="13.335cm" svg:viewBox="0 0 9394 1270" draw:points="910,1270 0,624 910,0 9394,0 9394,1270">
          <text:p/>
        </draw:polygon>
        <draw:custom-shape draw:style-name="gr7" draw:text-style-name="P14" draw:id="id37" draw:layer="layout" svg:width="7.62cm" svg:height="1.905cm" svg:x="11.43cm" svg:y="15.875cm">
          <text:p text:style-name="P18"><text:span text:style-name="T7">classical_strength_of_connection</text:span></text:p>
          <text:p text:style-name="P18"><text:span text:style-name="T7">symmetric_strength_of_connection</text:span></text:p>
          <text:p text:style-name="P18"><text:span text:style-name="T7">ode_strength_of_conn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id="id38" draw:layer="layout" svg:width="3.81cm" svg:height="1.905cm" svg:x="4.445cm" svg:y="15.875cm">
          <text:p text:style-name="P1"><text:span text:style-name="T1">str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11.43cm" svg:y1="16.827cm" svg:x2="8.255cm" svg:y2="16.827cm" draw:start-shape="id37" draw:start-glue-point="3" draw:end-shape="id38" svg:d="m11430 16827h-3175">
          <text:p/>
        </draw:connector>
        <draw:connector draw:style-name="gr3" draw:text-style-name="P5" draw:layer="layout" draw:type="curve" svg:x1="4.445cm" svg:y1="16.827cm" svg:x2="3.81cm" svg:y2="4.762cm" draw:start-shape="id38" draw:start-glue-point="3" draw:end-shape="id30" draw:end-glue-point="3" svg:d="m4445 16827c-1702 0-1385-12065-635-12065">
          <text:p/>
        </draw:connector>
        <draw:custom-shape draw:style-name="gr7" draw:text-style-name="P14" draw:id="id39" draw:layer="layout" svg:width="6.35cm" svg:height="1.27cm" svg:x="11.43cm" svg:y="3.81cm">
          <text:p text:style-name="P18"><text:span text:style-name="T7">ruge_stuben_solver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11.43cm" svg:y1="4.445cm" svg:x2="10.16cm" svg:y2="4.445cm" draw:start-shape="id39" svg:d="m11430 4445h-1270">
          <text:p/>
        </draw:connector>
        <draw:connector draw:style-name="gr3" draw:text-style-name="P5" draw:layer="layout" draw:type="curve" draw:line-skew="0.924cm" svg:x1="6.985cm" svg:y1="3.811cm" svg:x2="4.445cm" svg:y2="1.587cm" draw:end-shape="id40" draw:end-glue-point="1" svg:d="m6985 3811c-142 0 1127-2224-2540-2224">
          <text:p/>
        </draw:connector>
        <draw:connector draw:style-name="gr3" draw:text-style-name="P5" draw:layer="layout" draw:type="curve" draw:line-skew="-0.863cm" svg:x1="6.986cm" svg:y1="3.811cm" svg:x2="9.919cm" svg:y2="1.587cm" draw:end-shape="id41" svg:d="m6986 3811c529 0-937-2224 2933-2224">
          <text:p/>
        </draw:connector>
        <presentation:notes draw:style-name="dp2">
          <draw:page-thumbnail draw:style-name="gr10" draw:layer="layout" svg:width="13.968cm" svg:height="10.476cm" svg:x="3.81cm" svg:y="2.123cm" draw:page-number="5" presentation:class="page"/>
          <draw:frame presentation:style-name="pr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8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nathan</meta:initial-creator>
    <meta:creation-date>2009-02-25T01:18:31</meta:creation-date>
    <dc:creator>Jake</dc:creator>
    <dc:date>2009-03-05T20:00:44</dc:date>
    <meta:editing-cycles>23</meta:editing-cycles>
    <meta:editing-duration>PT4H43M14S</meta:editing-duration>
    <meta:user-defined meta:name="Info 1"/>
    <meta:user-defined meta:name="Info 2"/>
    <meta:user-defined meta:name="Info 3"/>
    <meta:user-defined meta:name="Info 4"/>
    <meta:document-statistic meta:object-count="142"/>
  </office:meta>
</office:document-meta>
</file>